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00ff" draw:opacity="50%" draw:textarea-horizontal-align="justify" draw:textarea-vertical-align="middle" draw:auto-grow-height="false" fo:min-height="4.45cm" fo:min-width="0.9cm" draw:shadow-opacity="50%"/>
    </style:style>
    <style:style style:name="gr2" style:family="graphic" style:parent-style-name="standard">
      <style:graphic-properties draw:stroke="none" draw:fill-color="#99ff66" draw:opacity="50%" draw:textarea-horizontal-align="justify" draw:textarea-vertical-align="middle" draw:auto-grow-height="false" fo:min-height="4.45cm" fo:min-width="4.5cm" draw:shadow-opacity="50%"/>
    </style:style>
    <style:style style:name="gr3" style:family="graphic" style:parent-style-name="objectwithoutfill">
      <style:graphic-properties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2cm" draw:marker-start-width="0.275cm" draw:marker-end-width="0.275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ff3333" draw:marker-start-width="0.285cm" draw:marker-end-width="0.285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5cm" svg:stroke-color="#ffd32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83cm"/>
    </style:style>
    <style:style style:name="gr8" style:family="graphic" style:parent-style-name="standard">
      <style:graphic-properties draw:stroke="none" svg:stroke-color="#000000" draw:fill="none" draw:fill-color="#ffffff" fo:min-height="0.323cm"/>
    </style:style>
    <style:style style:name="gr9" style:family="graphic" style:parent-style-name="standard">
      <style:graphic-properties draw:stroke="none" svg:stroke-color="#000000" draw:fill="none" draw:fill-color="#ffffff" fo:min-height="0.645cm"/>
    </style:style>
    <style:style style:name="gr10" style:family="graphic" style:parent-style-name="objectwithoutfill">
      <style:graphic-properties svg:stroke-width="0.02cm" draw:marker-start-width="0.26cm" draw:marker-end="Arrow" draw:marker-end-width="0.16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05cm" fo:min-width="0.9cm"/>
    </style:style>
    <style:style style:name="P1" style:family="paragraph">
      <loext:graphic-properties draw:fill-color="#9900ff" draw:opacity="50%"/>
      <style:paragraph-properties fo:text-align="center"/>
    </style:style>
    <style:style style:name="P2" style:family="paragraph">
      <loext:graphic-properties draw:fill-color="#99ff66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text-properties fo:font-size="8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4.7cm" svg:x="2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7cm" svg:x="3.555cm" svg:y="0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07cm" svg:y1="0.1cm" svg:x2="2.07cm" svg:y2="4.8cm">
          <text:p/>
        </draw:line>
        <draw:path draw:style-name="gr4" draw:text-style-name="P3" draw:layer="layout" svg:width="4.98cm" svg:height="10.725cm" draw:transform="rotate (1.22522113490002) translate (1.4cm 4.8cm)" svg:viewBox="0 0 4981 10726" svg:d="M0 0c2638 538 4682 15 4682 15 0 0 598-109 101 282-496 392-4218 2157-2999 2887s-64 1298 489 1949c554 652-376 136 606 2864 983 2729 983 2729 983 2729">
          <text:p/>
        </draw:path>
        <draw:line draw:style-name="gr5" draw:text-style-name="P3" draw:layer="layout" svg:x1="1cm" svg:y1="3.5cm" svg:x2="8.9cm" svg:y2="3.5cm">
          <text:p/>
        </draw:line>
        <draw:line draw:style-name="gr6" draw:text-style-name="P3" draw:layer="layout" svg:x1="3.522cm" svg:y1="0.098cm" svg:x2="3.522cm" svg:y2="4.798cm">
          <text:p/>
        </draw:line>
        <draw:frame draw:style-name="gr7" draw:text-style-name="P5" draw:layer="layout" svg:width="2.3cm" svg:height="1.133cm" svg:x="1.924cm" svg:y="3.9cm">
          <draw:text-box>
            <text:p text:style-name="P4"><text:span text:style-name="T1">ToT </text:span></text:p>
            <text:p text:style-name="P4"><text:span text:style-name="T1">Threshold</text:span></text:p>
          </draw:text-box>
        </draw:frame>
        <draw:frame draw:style-name="gr7" draw:text-style-name="P5" draw:layer="layout" svg:width="2.3cm" svg:height="1.133cm" svg:x="5.9cm" svg:y="0.068cm">
          <draw:text-box>
            <text:p text:style-name="P4"><text:span text:style-name="T1">Dead time</text:span></text:p>
          </draw:text-box>
        </draw:frame>
        <draw:frame draw:style-name="gr8" draw:text-style-name="P5" draw:layer="layout" svg:width="2.5cm" svg:height="0.895cm" svg:x="-0.2cm" svg:y="1.869cm">
          <draw:text-box>
            <text:p text:style-name="P4"><text:span text:style-name="T1">ADC </text:span></text:p>
            <text:p text:style-name="P4"><text:span text:style-name="T1">Threshold</text:span></text:p>
          </draw:text-box>
        </draw:frame>
        <draw:frame draw:style-name="gr9" draw:text-style-name="P5" draw:layer="layout" svg:width="2.9cm" svg:height="0.895cm" svg:x="2.9cm" svg:y="5.17cm">
          <draw:text-box>
            <text:p text:style-name="P4"><text:span text:style-name="T1">Latched/Triggered</text:span></text:p>
          </draw:text-box>
        </draw:frame>
        <draw:line draw:style-name="gr10" draw:text-style-name="P3" draw:layer="layout" svg:x1="4.3cm" svg:y1="5.3cm" svg:x2="3.522cm" svg:y2="4.8cm">
          <text:p/>
        </draw:line>
        <draw:line draw:style-name="gr10" draw:text-style-name="P3" draw:layer="layout" svg:x1="1.021cm" svg:y1="2.758cm" svg:x2="1.633cm" svg:y2="3.451cm">
          <text:p/>
        </draw:line>
        <draw:frame draw:style-name="gr9" draw:text-style-name="P5" draw:layer="layout" svg:width="2.9cm" svg:height="0.895cm" svg:x="7.7cm" svg:y="4.705cm">
          <draw:text-box>
            <text:p text:style-name="P4"><text:span text:style-name="T1">Time</text:span></text:p>
          </draw:text-box>
        </draw:frame>
        <draw:frame draw:style-name="gr9" draw:text-style-name="P5" draw:layer="layout" svg:width="2.9cm" svg:height="0.895cm" draw:transform="rotate (1.5706217938697) translate (0.903cm 1.502cm)">
          <draw:text-box>
            <text:p text:style-name="P4"><text:span text:style-name="T1">Signal</text:span></text:p>
          </draw:text-box>
        </draw:frame>
        <draw:line draw:style-name="gr11" draw:text-style-name="P3" draw:layer="layout" svg:x1="1.401cm" svg:y1="4.8cm" svg:x2="1.4cm" svg:y2="0.1cm">
          <text:p/>
        </draw:line>
        <draw:custom-shape draw:style-name="gr12" draw:text-style-name="P6" draw:layer="layout" svg:width="1.4cm" svg:height="1.3cm" svg:x="8.6cm" svg:y="4.1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cm" svg:y1="4.8cm" svg:x2="9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7-27T14:34:04.724229110</meta:creation-date>
    <dc:date>2016-07-27T15:13:50.820439484</dc:date>
    <dc:creator>Simon </dc:creator>
    <meta:editing-duration>PT8M56S</meta:editing-duration>
    <meta:editing-cycles>4</meta:editing-cycles>
    <meta:generator>LibreOffice/5.0.3.2$Linux_X86_64 LibreOffice_project/00m0$Build-2</meta:generator>
    <meta:document-statistic meta:object-count="17"/>
  </office:meta>
</office:document-meta>
</file>